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Tango_20_Purple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r8" style:family="presentation" style:parent-style-name="keyboard-outline1">
      <style:graphic-properties draw:auto-grow-height="true" fo:min-height="18.749cm"/>
    </style:style>
    <style:style style:name="pr9" style:family="presentation" style:parent-style-name="keyboard-outline1">
      <style:graphic-properties draw:auto-grow-height="true" fo:min-height="13.397cm"/>
    </style:style>
    <style:style style:name="pr10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0pt" style:font-size-asian="30pt" style:font-size-complex="30pt"/>
    </style:style>
    <style:style style:name="T3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Basic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><text:span text:style-name="T1">Greg Harley</text:span></text:p>
            <text:p><text:span text:style-name="T1">Freelance Developer</text:span></text:p>
            <text:p><text:span text:style-name="T1"/></text:p>
            <text:p><text:span text:style-name="T1">Resonant Mass, Inc.</text:span></text:p>
            <text:p><text:span text:style-name="T1"><text:a xlink:href="mailto:Greg@ResMass.com">Greg@ResMass.com</text:a></text:span></text:p>
            <text:p><text:span text:style-name="T1"><text:a xlink:href="https://www.linkedin.com/in/gregharley">https://www.linkedin.com/in/gregharley</text:a></text:span></text:p>
            <text:p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Requirement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lso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uration file is a JavaScript file that is run through Node.js and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Required Software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 (version 2 recommended)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  <text:list-item>
                <text:p>loaders and plugins as needed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mmon Configuration Values</text:p>
              </text:list-item>
            </text:list>
          </draw:text-box>
        </draw:frame>
        <draw:frame presentation:style-name="pr8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is used most often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9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c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 presentation:user-transformed="tru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Plugin</text:p>
                  </text:list-item>
                  <text:list-item>
                    <text:p>webpack.DefinePlugin (cross platform environment)</text:p>
                  </text:list-item>
                  <text:list-item>
                    <text:p>extract-text-webpack-plugin (pull assets out of JavaScript)</text:p>
                  </text:list-item>
                  <text:list-item>
                    <text:p>clean-webpack-plugin</text:p>
                  </text:list-item>
                  <text:list-item>
                    <text:p>copy-webpack-plugin</text:p>
                  </text:list-item>
                  <text:list-item>
                    <text:p>npm-install-webpack-plugin (handy but pay attention)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10" draw:layer="layout" svg:width="31.537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js.org/">https://webpack.js.org/</text:a></text:span></text:p>
              </text:list-item>
              <text:list-item>
                <text:p><text:span text:style-name="T2">https://webpack.js.org/guides/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, 1.x)</text:span></text:p>
              </text:list-item>
              <text:list-item>
                <text:p><text:span text:style-name="T2"><text:a xlink:href="https://k94n.com/webpack-ftw">https://k94n.com/webpack-ftw</text:a></text:span><text:span text:style-name="T2"> (1.x)</text:span></text:p>
              </text:list-item>
              <text:list-item>
                <text:p><text:span text:style-name="T2"><text:a xlink:href="https://github.com/webpack/tapable">https://github.com/webpack/tapable</text:a></text:span><text:span text:style-name="T3"> (plugin class used throughout Webpack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color="#ffffff" draw:fill-gradient-name="Tango_20_Purple" draw:fill-hatch-solid="true" draw:opacity="90%" draw:fill-image-width="0cm" draw:fill-image-height="0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5DT7M17S</meta:editing-duration>
    <meta:editing-cycles>71</meta:editing-cycles>
    <dc:date>2017-02-18T13:26:37.53</dc:date>
    <dc:creator>Greg Harley</dc:creator>
    <meta:generator>OpenOffice/4.1.3$Win32 OpenOffice.org_project/413m1$Build-9783</meta:generator>
    <meta:document-statistic meta:object-count="86"/>
  </office:meta>
</office:document-meta>
</file>